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8569in" table:align="left"/>
    </style:style>
    <style:style style:name="Table1.A" style:family="table-column">
      <style:table-column-properties style:column-width="3.134in"/>
    </style:style>
    <style:style style:name="Table1.B" style:family="table-column">
      <style:table-column-properties style:column-width="2.7229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3" style:family="paragraph" style:parent-style-name="Standard">
      <style:paragraph-properties>
        <style:tab-stops>
          <style:tab-stop style:position="1.1807in"/>
          <style:tab-stop style:position="2.7555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officeooo:rsid="000f2d93" officeooo:paragraph-rsid="000f2d93" style:font-size-asian="12pt"/>
    </style:style>
    <style:style style:name="P5" style:family="paragraph" style:parent-style-name="Standard">
      <style:paragraph-properties>
        <style:tab-stops>
          <style:tab-stop style:position="1.5661in"/>
          <style:tab-stop style:position="2.7555in"/>
          <style:tab-stop style:position="3.8339in"/>
          <style:tab-stop style:position="4.7244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5661in"/>
          <style:tab-stop style:position="2.7555in"/>
          <style:tab-stop style:position="3.8339in"/>
          <style:tab-stop style:position="4.7244in"/>
        </style:tab-stops>
      </style:paragraph-properties>
      <style:text-properties officeooo:paragraph-rsid="000f2d93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rsid="000f2d93" officeooo:paragraph-rsid="000f2d93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font-size="13pt" fo:font-weight="bold" officeooo:rsid="000f2d93" officeooo:paragraph-rsid="000f2d93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10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11" style:family="paragraph" style:parent-style-name="Standard">
      <style:paragraph-properties>
        <style:tab-stops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12" style:family="paragraph" style:parent-style-name="Standard">
      <style:paragraph-properties>
        <style:tab-stops>
          <style:tab-stop style:position="1.1807in"/>
          <style:tab-stop style:position="2.7555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13" style:family="paragraph" style:parent-style-name="Standard">
      <style:paragraph-properties>
        <style:tab-stops>
          <style:tab-stop style:position="1.1807in"/>
          <style:tab-stop style:position="2.7555in"/>
          <style:tab-stop style:position="4.7244in"/>
        </style:tab-stops>
      </style:paragraph-properties>
      <style:text-properties fo:color="#000000" style:font-name="Helvetica" fo:font-size="12pt" officeooo:paragraph-rsid="000f2d93" style:font-size-asian="12pt"/>
    </style:style>
    <style:style style:name="P14" style:family="paragraph" style:parent-style-name="Standard">
      <style:paragraph-properties>
        <style:tab-stops>
          <style:tab-stop style:position="1.5661in"/>
          <style:tab-stop style:position="2.7555in"/>
          <style:tab-stop style:position="3.8339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1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4pt" fo:font-weight="bold" officeooo:rsid="000f2d93" officeooo:paragraph-rsid="000f2d93" style:font-size-asian="14pt" style:font-weight-asian="bold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1.1807in"/>
          <style:tab-stop style:position="2.7555in"/>
          <style:tab-stop style:position="4.7244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1.5661in"/>
          <style:tab-stop style:position="2.7555in"/>
          <style:tab-stop style:position="3.8339in"/>
          <style:tab-stop style:position="4.7244in"/>
        </style:tab-stops>
      </style:paragraph-properties>
      <style:text-properties fo:font-size="14pt" fo:font-weight="bold" officeooo:paragraph-rsid="000f2d9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>
        <style:tab-stops>
          <style:tab-stop style:position="1.1807in"/>
          <style:tab-stop style:position="2.7555in"/>
          <style:tab-stop style:position="4.7244in"/>
        </style:tab-stops>
      </style:paragraph-properties>
      <style:text-properties fo:color="#000000" style:font-name="Helvetica" fo:font-size="12pt" officeooo:rsid="000f2d93" officeooo:paragraph-rsid="000f2d93" style:font-size-asian="12pt"/>
    </style:style>
    <style:style style:name="P19" style:family="paragraph" style:parent-style-name="Title" style:master-page-name="Standard">
      <style:paragraph-properties style:page-number="auto"/>
      <style:text-properties fo:color="#000000" style:font-name="Helvetica" fo:font-size="18pt" style:font-size-asian="18pt" style:font-size-complex="18pt"/>
    </style:style>
    <style:style style:name="T1" style:family="text">
      <style:text-properties fo:color="#000000" style:font-name="Helvetica"/>
    </style:style>
    <style:style style:name="T2" style:family="text">
      <style:text-properties fo:color="#000000" style:font-name="Helvetica" fo:font-size="12pt" style:font-size-asian="12pt"/>
    </style:style>
    <style:style style:name="T3" style:family="text">
      <style:text-properties fo:color="#000000" style:font-name="Helvetica" fo:font-size="12pt" officeooo:rsid="000f2d93" style:font-size-asian="12pt"/>
    </style:style>
    <style:style style:name="T4" style:family="text">
      <style:text-properties fo:color="#000000" style:font-name="Helvetica" officeooo:rsid="000f2d9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a- und Paramagnetismus</text:p>
      <text:p text:style-name="P9">Felix Kurtz und Michael Lohmann</text:p>
      <text:p text:style-name="P9">9.9.14</text:p>
      <text:p text:style-name="P1"><text:span text:style-name="T2">Spulenstrom: (1.20 </text:span><text:span text:style-name="T3">\pm </text:span><text:span text:style-name="T2">0.02) A</text:span></text:p>
      <text:p text:style-name="P1"><text:span text:style-name="T3">Spannung </text:span><text:span text:style-name="T2">ca. 215V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Fehler</text:p>
          </table:table-cell>
        </table:table-row>
        <table:table-row>
          <table:table-cell table:style-name="Table1.A1" office:value-type="string">
            <text:p text:style-name="P2">Offset zu Beginn: -62</text:p>
          </table:table-cell>
          <table:table-cell table:style-name="Table1.A1" office:value-type="string">
            <text:p text:style-name="P7">Höhe: \pm 1mm</text:p>
          </table:table-cell>
        </table:table-row>
        <table:table-row>
          <table:table-cell table:style-name="Table1.A1" office:value-type="string">
            <text:p text:style-name="P1"><text:span text:style-name="T2">Offset </text:span><text:span text:style-name="T3">vor V7</text:span><text:span text:style-name="T2">: -77</text:span></text:p>
          </table:table-cell>
          <table:table-cell table:style-name="Table1.A1" office:value-type="string">
            <text:p text:style-name="P7">Magnetfeld: \pm 0.005T</text:p>
          </table:table-cell>
        </table:table-row>
        <table:table-row>
          <table:table-cell table:style-name="Table1.A1" office:value-type="string">
            <text:p text:style-name="P2">Offset am Ende: -55</text:p>
          </table:table-cell>
          <table:table-cell table:style-name="Table1.A1" office:value-type="string">
            <text:p text:style-name="P7">Strom: \pm 0.02A</text:p>
          </table:table-cell>
        </table:table-row>
        <table:table-row>
          <table:table-cell table:style-name="Table1.A1" table:number-columns-spanned="2" office:value-type="string">
            <text:p text:style-name="P7">Für die Höhenmessungen wurde das obere Ende der Hall-Sonde auf Höhe der Mitte des Probekörpers gestellt</text:p>
          </table:table-cell>
          <table:covered-table-cell/>
        </table:table-row>
      </table:table>
      <text:p text:style-name="P4"/>
      <text:p text:style-name="P4"><text:span text:style-name="T6">V3)</text:span> und <text:span text:style-name="T6">V4)</text:span></text:p>
      <text:p text:style-name="P2">Massen:<text:tab/><text:tab/><text:tab/>Position</text:p>
      <text:p text:style-name="P2">A1 Ta<text:tab/>911mg<text:tab/>mitte</text:p>
      <text:p text:style-name="P2">A2 MnO2<text:tab/>455mg<text:tab/>leicht oder Hälfte</text:p>
      <text:p text:style-name="P2">A3 Bi<text:tab/>851mg<text:tab/>unten</text:p>
      <text:p text:style-name="P2"/>
      <text:p text:style-name="P15">V2)</text:p>
      <text:p text:style-name="P11">Höhe[mm]<text:tab/>Magnetfeld [T]</text:p>
      <text:p text:style-name="P11">0.2<text:tab/>0.141</text:p>
      <text:p text:style-name="P11">5<text:tab/>0.185</text:p>
      <text:p text:style-name="P11">10<text:tab/>0.194</text:p>
      <text:p text:style-name="P11">15<text:tab/>0.188</text:p>
      <text:p text:style-name="P11">20<text:tab/>0.177</text:p>
      <text:p text:style-name="P11">25<text:tab/>0.167</text:p>
      <text:p text:style-name="P11">30<text:tab/>0.157</text:p>
      <text:p text:style-name="P11">35<text:tab/>0.143</text:p>
      <text:p text:style-name="P11">40<text:tab/>0.135</text:p>
      <text:p text:style-name="P11">45<text:tab/>0.127</text:p>
      <text:p text:style-name="P11">50<text:tab/>0.119</text:p>
      <text:p text:style-name="P11">55<text:tab/>0.112</text:p>
      <text:p text:style-name="P11">60<text:tab/>0.105</text:p>
      <text:p text:style-name="P11">65<text:tab/>0.097</text:p>
      <text:p text:style-name="P11">70<text:tab/>0.088</text:p>
      <text:p text:style-name="P11">75<text:tab/>0.076</text:p>
      <text:p text:style-name="P11">80<text:tab/>0.061</text:p>
      <text:p text:style-name="P18"><text:span text:style-name="T6">V5)</text:span> und <text:span text:style-name="T6">V6)</text:span></text:p>
      <text:p text:style-name="P13">Bezeichnung<text:tab/>Position [mm]<text:tab/>Gewicht Angeschaltet [mg]Ausgeschaltet [mg]</text:p>
      <text:p text:style-name="P3">A3<text:tab/>21<text:tab/>947.6<text:tab/>949.3</text:p>
      <text:p text:style-name="P3"><text:tab/><text:tab/>948.8<text:tab/>948.9</text:p>
      <text:p text:style-name="P3"><text:tab/><text:tab/>949.1<text:tab/>950.3</text:p>
      <text:p text:style-name="P3"><text:tab/><text:tab/><text:tab/></text:p>
      <text:p text:style-name="P3">A1<text:tab/>42.7<text:tab/>1038.3<text:tab/>1036.7<text:tab/><text:tab/><text:tab/><text:tab/>1037.9<text:tab/>1037.2</text:p>
      <text:p text:style-name="P3"><text:tab/><text:tab/>1038.1<text:tab/>1037.4</text:p>
      <text:p text:style-name="P3"><text:tab/><text:tab/><text:tab/></text:p>
      <text:p text:style-name="P3">A2<text:tab/>49.4<text:tab/>601.0<text:tab/>593.2</text:p>
      <text:p text:style-name="P3"><text:tab/><text:tab/>601.3<text:tab/>592.5</text:p>
      <text:p text:style-name="P3"><text:tab/><text:tab/>601.5<text:tab/>592.2</text:p>
      <text:p text:style-name="P3"><text:tab/><text:tab/><text:tab/></text:p>
      <text:p text:style-name="P16"><text:span text:style-name="T1">V7</text:span><text:span text:style-name="T4">)</text:span></text:p>
      <text:p text:style-name="P3">Pos [mm]<text:tab/>Mag [T]<text:tab/>Strom [A]</text:p>
      <text:p text:style-name="P3">42.7<text:tab/>0.120<text:tab/>1.2</text:p>
      <text:p text:style-name="P3">48<text:tab/>0.111</text:p>
      <text:p text:style-name="P3">53<text:tab/>0.103</text:p>
      <text:p text:style-name="P3">38<text:tab/>0.126</text:p>
      <text:p text:style-name="P3">33<text:tab/>0.134</text:p>
      <text:p text:style-name="P3"/>
      <text:p text:style-name="P3">33<text:tab/>0.166<text:tab/>1.4</text:p>
      <text:p text:style-name="P3">38<text:tab/>0.155</text:p>
      <text:p text:style-name="P3">43<text:tab/>0.145</text:p>
      <text:p text:style-name="P3">48<text:tab/>0.136</text:p>
      <text:p text:style-name="P3">53<text:tab/>0.127</text:p>
      <text:p text:style-name="P3"/>
      <text:p text:style-name="P3">33<text:tab/>0.104<text:tab/>1</text:p>
      <text:p text:style-name="P3">38<text:tab/>0.096</text:p>
      <text:p text:style-name="P3">43<text:tab/>0.089</text:p>
      <text:p text:style-name="P3">48<text:tab/>0.082</text:p>
      <text:p text:style-name="P3">53<text:tab/>0.075</text:p>
      <text:p text:style-name="P3"/>
      <text:p text:style-name="P3">33<text:tab/>0.068<text:tab/>0.8</text:p>
      <text:p text:style-name="P3">38<text:tab/>0.061</text:p>
      <text:p text:style-name="P3">43<text:tab/>0.056</text:p>
      <text:p text:style-name="P3">48<text:tab/>0.050</text:p>
      <text:p text:style-name="P3">53<text:tab/>0.045</text:p>
      <text:p text:style-name="P3"><text:tab/></text:p>
      <text:p text:style-name="P17"><text:span text:style-name="T1">V8</text:span><text:span text:style-name="T4">)</text:span></text:p>
      <text:p text:style-name="P6"><text:span text:style-name="T3">Alle Angaben in mg</text:span><text:span text:style-name="T2"><text:tab/></text:span></text:p>
      <text:p text:style-name="P5"><text:span text:style-name="T2">Gew. 0.8A<text:tab/></text:span><text:span text:style-name="T3">Gew. </text:span><text:span text:style-name="T2">1A<text:tab/></text:span><text:span text:style-name="T3">Gew. </text:span><text:span text:style-name="T2">1.2A<text:tab/></text:span><text:span text:style-name="T3">Gew. </text:span><text:span text:style-name="T2">1.4A<text:tab/>Ausgeschaltet</text:span></text:p>
      <text:p text:style-name="P14">1038.0<text:tab/>1037.0<text:tab/>1038.0<text:tab/>1038.9<text:tab/>1036.7</text:p>
      <text:p text:style-name="P14">1036.5<text:tab/>1036.7<text:tab/>1038.8<text:tab/>1038.1<text:tab/>1037.6</text:p>
      <text:p text:style-name="P14">1036.2<text:tab/>1037.5<text:tab/>1037.6<text:tab/>1039.7<text:tab/>1035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9T18:53:55.033274184</dc:date>
    <dc:creator>Michael Lohmann</dc:creator>
    <meta:generator>LibreOffice/4.1.6.2$Linux_X86_64 LibreOffice_project/410$Build-2</meta:generator>
    <meta:printed-by>Michael Lohmann</meta:printed-by>
    <meta:print-date>2014-09-09T18:50:00.161558383</meta:print-date>
    <meta:editing-duration>P0D</meta:editing-duration>
    <meta:editing-cycles>1</meta:editing-cycles>
    <meta:document-statistic meta:table-count="1" meta:image-count="0" meta:object-count="0" meta:page-count="2" meta:paragraph-count="79" meta:word-count="226" meta:character-count="1194" meta:non-whitespace-character-count="1017"/>
  </office:meta>
</office:document-meta>
</file>